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Tahoma" svg:font-family="Tahoma, sans-serif, Arial, Helvetica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4680"/>
    </style:style>
    <style:style style:name="P2" style:family="paragraph" style:parent-style-name="Standard">
      <style:text-properties fo:language="uk" fo:country="UA" officeooo:rsid="00144680" officeooo:paragraph-rsid="00144680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1335in" fo:margin-right="0.0835in" fo:margin-top="0.0665in" fo:margin-bottom="0.0665in" loext:contextual-spacing="false" style:line-height-at-least="0.1583in" fo:orphans="2" fo:widows="2" fo:text-indent="0in" style:auto-text-indent="false"/>
    </style:style>
    <style:style style:name="P7" style:family="paragraph" style:parent-style-name="Standard">
      <style:paragraph-properties fo:margin-left="0.6083in" fo:margin-right="0.0835in" fo:margin-top="0.0665in" fo:margin-bottom="0.0665in" loext:contextual-spacing="false" style:line-height-at-least="0.1583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in" loext:border="none"/>
    </style:style>
    <style:style style:name="P8" style:family="paragraph" style:parent-style-name="Heading_20_2">
      <style:paragraph-properties fo:margin-left="0in" fo:margin-right="0in" fo:orphans="2" fo:widows="2" fo:text-indent="0in" style:auto-text-indent="false"/>
    </style:style>
    <style:style style:name="T1" style:family="text">
      <style:text-properties fo:language="uk" fo:country="UA" officeooo:rsid="00144680"/>
    </style:style>
    <style:style style:name="T2" style:family="text">
      <style:text-properties officeooo:rsid="00144680"/>
    </style:style>
    <style:style style:name="T3" style:family="text">
      <style:text-properties fo:font-variant="normal" fo:text-transform="none" style:font-name="apple-system" fo:font-size="9.60000038146973pt" fo:letter-spacing="normal" fo:font-style="normal" fo:font-weight="bold"/>
    </style:style>
    <style:style style:name="T4" style:family="text">
      <style:text-properties fo:font-variant="normal" fo:text-transform="none" fo:color="#000000" style:font-name="Tahoma" fo:font-size="7.80000019073486pt" fo:letter-spacing="normal" fo:font-style="normal" fo:font-weight="normal"/>
    </style:style>
    <style:style style:name="T5" style:family="text">
      <style:text-properties fo:font-variant="normal" fo:text-transform="none" fo:color="#000000" style:font-name="Tahoma" fo:font-size="7.80000019073486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style:font-name="Tahoma" fo:font-size="7.80000019073486pt" fo:letter-spacing="normal" fo:font-style="normal" fo:font-weight="bold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font-size="7.80000019073486pt" fo:letter-spacing="normal" fo:font-style="normal" fo:font-weight="normal"/>
    </style:style>
    <style:style style:name="T10" style:family="text">
      <style:text-properties fo:font-variant="normal" fo:text-transform="none" fo:color="#000000" fo:font-size="7.80000019073486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fo:font-size="7.80000019073486pt" fo:letter-spacing="normal" fo:font-style="normal" fo:font-weight="bold"/>
    </style:style>
    <style:style style:name="T12" style:family="text">
      <style:text-properties fo:font-variant="normal" fo:text-transform="none" fo:color="#000000" style:font-name="Times New Roman" fo:font-size="7.80000019073486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7.80000019073486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000000" style:font-name="Times New Roman" fo:font-size="7.80000019073486pt" fo:letter-spacing="normal" fo:font-style="normal" fo:font-weight="bold"/>
    </style:style>
    <style:style style:name="T15" style:family="text">
      <style:text-properties fo:font-variant="normal" fo:text-transform="none" fo:color="#000000" style:font-name="Times New Roman" fo:letter-spacing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000000" style:font-name="Times New Roman" fo:letter-spacing="normal" fo:font-style="normal" fo:font-weight="bold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in" loext:border="none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22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23" style:family="text">
      <style:text-properties fo:font-variant="normal" fo:text-transform="none" fo:color="#3a6d99" style:text-line-through-style="none" style:text-line-through-type="none" style:font-name="Tahoma" fo:font-size="7.80000019073486pt" fo:letter-spacing="normal" fo:font-style="normal" style:text-underline-style="none" fo:font-weight="normal" style:text-blinking="false" loext:padding="0in" loext:border="none"/>
    </style:style>
    <style:style style:name="T24" style:family="text">
      <style:text-properties fo:font-variant="normal" fo:text-transform="none" fo:color="#3a6d99" style:text-line-through-style="none" style:text-line-through-type="none" style:font-name="Tahoma" fo:font-size="7.80000019073486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3a6d99" style:text-line-through-style="none" style:text-line-through-type="none" fo:font-size="7.80000019073486pt" fo:letter-spacing="normal" fo:font-style="normal" style:text-underline-style="none" fo:font-weight="normal" style:text-blinking="false" loext:padding="0in" loext:border="none"/>
    </style:style>
    <style:style style:name="T26" style:family="text">
      <style:text-properties fo:font-variant="normal" fo:text-transform="none" fo:color="#3a6d99" style:text-line-through-style="none" style:text-line-through-type="none" fo:font-size="7.80000019073486pt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3a6d99" style:text-line-through-style="none" style:text-line-through-type="none" style:font-name="Times New Roman" fo:font-size="7.80000019073486pt" fo:letter-spacing="normal" fo:font-style="normal" style:text-underline-style="none" fo:font-weight="normal" style:text-blinking="false" loext:padding="0in" loext:border="none"/>
    </style:style>
    <style:style style:name="T28" style:family="text">
      <style:text-properties fo:font-variant="normal" fo:text-transform="none" fo:color="#3a6d99" style:text-line-through-style="none" style:text-line-through-type="none" style:font-name="Times New Roman" fo:font-size="7.80000019073486pt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3a6d99" style:text-line-through-style="none" style:text-line-through-type="none" style:font-name="Times New Roman" fo:letter-spacing="normal" fo:font-style="normal" style:text-underline-style="none" fo:font-weight="normal" style:text-blinking="false" loext:padding="0in" loext:border="none"/>
    </style:style>
    <style:style style:name="T30" style:family="text">
      <style:text-properties fo:font-variant="normal" fo:text-transform="none" fo:color="#3a6d99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3a6d99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 loext:padding="0in" loext:border="none"/>
    </style:style>
    <style:style style:name="T32" style:family="text">
      <style:text-properties fo:font-variant="normal" fo:text-transform="none" fo:color="#3a6d99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33" style:family="text">
      <style:text-properties fo:font-variant="normal" fo:text-transform="none" fo:font-size="9.60000038146973pt" fo:letter-spacing="normal" fo:font-style="normal" fo:font-weight="bold"/>
    </style:style>
    <style:style style:name="T34" style:family="text">
      <style:text-properties fo:font-variant="normal" fo:text-transform="none" style:font-name="Times New Roman" fo:font-size="9.60000038146973pt" fo:letter-spacing="normal" fo:font-style="normal" fo:font-weight="bold"/>
    </style:style>
    <style:style style:name="T35" style:family="text">
      <style:text-properties fo:font-variant="normal" fo:text-transform="none" style:font-name="Times New Roman" fo:letter-spacing="normal" fo:font-style="normal" fo:font-weight="bold"/>
    </style:style>
    <style:style style:name="T36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Міністерство освіти і науки України</text:p>
      <text:p text:style-name="Standard"><text:s text:c="44"/>Національний технічний університет України</text:p>
      <text:p text:style-name="Standard"><text:s text:c="32"/>«Київський політехнічний інститут імені Ігоря Сікорського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8"/>Факультет інформатики та обчислювальної техніки</text:p>
      <text:p text:style-name="Standard"/>
      <text:p text:style-name="Standard"/>
      <text:p text:style-name="Standard"/>
      <text:p text:style-name="Standard"/>
      <text:p text:style-name="Standard"><text:s text:c="60"/>Кафедра обчислювальної техніки</text:p>
      <text:p text:style-name="Standard"/>
      <text:p text:style-name="Standard"><text:s text:c="62"/>Розрахунково графічна робота</text:p>
      <text:p text:style-name="Standard"/>
      <text:p text:style-name="Standard"><text:s text:c="77"/>з дисципліни</text:p>
      <text:p text:style-name="Standard"/>
      <text:p text:style-name="Standard"><text:s text:c="57"/>«Інтелектуальні вбудовані системи»</text:p>
      <text:p text:style-name="Standard"/>
      <text:p text:style-name="Standard"><text:s text:c="81"/>на тем<text:span text:style-name="T1">у</text:span></text:p>
      <text:p text:style-name="Standard"/>
      <text:p text:style-name="Standard"><text:s text:c="37"/>«Дослідження роботи планувальників роботи систем</text:p>
      <text:p text:style-name="Standard"/>
      <text:p text:style-name="Standard"><text:s text:c="72"/>реального часу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49"/><text:span text:style-name="T2"><text:s text:c="40"/></text:span>Викона<text:span text:style-name="T1">ла</text:span>: студент<text:span text:style-name="T1">ка</text:span> групи ІП-8<text:span text:style-name="T2">3</text:span></text:p>
      <text:p text:style-name="P2"><text:s text:c="107"/>Расюк Альона </text:p>
      <text:p text:style-name="P2"><text:s text:c="91"/>номер залікової книжки: 8519</text:p>
      <text:p text:style-name="P2"/>
      <text:p text:style-name="P2"/>
      <text:p text:style-name="P1"><text:s text:c="112"/>Перевірив:</text:p>
      <text:p text:style-name="Standard"><text:s text:c="114"/>викладач</text:p>
      <text:p text:style-name="Standard"><text:s text:c="97"/>Регіда Павло Геннадійович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73"/>Київ 2021</text:p>
      <text:p text:style-name="Standard"><text:soft-page-break/></text:p>
      <text:p text:style-name="Standard"/>
      <text:p text:style-name="Standard"/>
      <text:p text:style-name="Standard"/>
      <text:p text:style-name="Standard"><text:s text:c="50"/>Основні теоретичні відомості</text:p>
      <text:p text:style-name="Standard"/>
      <text:p text:style-name="Standard">Планування виконання завдань (англ. Scheduling) є однією з ключових</text:p>
      <text:p text:style-name="Standard">концепцій в багатозадачності і багатопроцесорних систем, як в операційних</text:p>
      <text:p text:style-name="Standard">системах загального призначення, так і в операційних системах реального</text:p>
      <text:p text:style-name="Standard">часу. Планування полягає в призначенні пріоритетів процесам в черзі з</text:p>
      <text:p text:style-name="Standard">пріоритетами. Найважливішою метою планування завдань є якнайповніше</text:p>
      <text:p text:style-name="Standard">завантаження доступних ресурсів. Для забезпечення загальної</text:p>
      <text:p text:style-name="Standard">продуктивності системи планувальник має опиратися на: Використання</text:p>
      <text:p text:style-name="Standard">процесора(-ів) — дати завдання процесору, якщо це можливо. Пропускна</text:p>
      <text:p text:style-name="Standard">здатність — кількість процесів, що виконуються за одиницю часу. Час на</text:p>
      <text:p text:style-name="Standard">завдання — кількість часу, для повного виконання певного процесу.</text:p>
      <text:p text:style-name="Standard">Очікування — кількість часу, який процес очікує в черзі готових. Час</text:p>
      <text:p text:style-name="Standard">відповіді — час, який проходить від подання запиту до першої відповіді на</text:p>
      <text:p text:style-name="Standard">запит. Справедливість — Рівність процесорного часу для кожної ниті У</text:p>
      <text:p text:style-name="Standard">середовищах обчислень реального часу, наприклад, на пристроях,</text:p>
      <text:p text:style-name="Standard">призначених для автоматичного управління в промисловості (наприклад,</text:p>
      <text:p text:style-name="Standard">робототехніка), планувальник завдань повинен забезпечити виконання</text:p>
      <text:p text:style-name="Standard">процесів в перебігу заданих часових проміжків (час відгуку); це критично для</text:p>
      <text:p text:style-name="Standard">підтримки коректної роботи системи реального часу.</text:p>
      <text:p text:style-name="Standard">Система масового обслуговування (СМО) — система, яка виконує</text:p>
      <text:p text:style-name="Standard">обслуговування вимог (заявок), що надходять до неї. Обслуговування вимог у</text:p>
      <text:p text:style-name="Standard">СМО проводиться обслуговуючими приладами. Класична СМО містить від</text:p>
      <text:p text:style-name="Standard">одного до нескінченного числа приладів. В залежності від наявності</text:p>
      <text:p text:style-name="Standard">можливості очікування вхідними вимогами початку обслуговування СМО</text:p>
      <text:p text:style-name="Standard">(наявності черг) поділяються на: 1) системи з втратами, в яких вимоги, що не</text:p>
      <text:p text:style-name="Standard">знайшли в момент надходження жодного вільного приладу, втрачаються; 2)</text:p>
      <text:p text:style-name="Standard">системи з очікуванням, в яких є накопичувач нескінченної ємності для</text:p>
      <text:p text:style-name="Standard">буферизації надійшли вимог, при цьому очікують вимоги утворюють чергу; 3)</text:p>
      <text:p text:style-name="Standard">системи з накопичувачем кінцевої ємності (чеканням і обмеженнями), в яких</text:p>
      <text:p text:style-name="Standard">довжина черги не може перевищувати ємності накопичувача; при цьому</text:p>
      <text:p text:style-name="Standard">вимога, що надходить в переповнену СМО (відсутні вільні місця для</text:p>
      <text:p text:style-name="Standard">очікування), втрачається. Основні поняття СМО: Вимога (заявка) — запит на</text:p>
      <text:p text:style-name="Standard">обслуговування. Вхідний потік вимог — сукупність вимог, що надходять у</text:p>
      <text:p text:style-name="Standard">СМО. Час обслуговування - період часу, протягом якого обслуговується</text:p>
      <text:p text:style-name="Standard">вимогу.</text:p>
      <text:p text:style-name="Standard">Дисципліна RR</text:p>
      <text:p text:style-name="Standard">Алгоритм Round-Robin (від англ. round-robin — циклічний) – алгоритм</text:p>
      <text:p text:style-name="Standard">розподілу навантаження на розподілену (або паралельну) обчислювальну</text:p>
      <text:p text:style-name="Standard"/>
      <text:p text:style-name="Standard">систему методом перебору і впорядкування її заявок по круговому циклу.</text:p>
      <text:p text:style-name="Standard">Даний алгоритм не враховує пріоритети вхідних заявок. Нехай є Р ресурсів (з</text:p>
      <text:p text:style-name="Standard">порядковими номерами р) та X заявок (з порядковими номерами x), які</text:p>
      <text:p text:style-name="Standard">необхідно виконати. Тоді перша заявка (x = 1) назначається для виконання на</text:p>
      <text:p text:style-name="Standard">першому ресурсі (р = 1), друга (х = 2) –другому і т.д., до досягнення</text:p>
      <text:p text:style-name="Standard">зайнятості останнього ресурсу (р = Р, х = Р) або до вичерпування</text:p>
      <text:p text:style-name="Standard">необроблюваних заявок (х = Х). Усі наступні заявки будуть розподілені по</text:p>
      <text:p text:style-name="Standard">ресурсах аналогічно до попередніх, починаючи з першого ресурсу (х = Р + 1</text:p>
      <text:p text:style-name="Standard"><text:soft-page-break/>→ р = 1, х = Р + 2 → р = 2 і т.д.). Іншими словами відбувається перебір</text:p>
      <text:p text:style-name="Standard">ресурсів по циклу (по колу – round). Обчислення задач розділене на кванти</text:p>
      <text:p text:style-name="Standard">часу, причому по закінченню кванту завершені та прострочені задачі</text:p>
      <text:p text:style-name="Standard">виходять з системи, незавершені – здвигаються по колу на 1 ресурс (тобто</text:p>
      <text:p text:style-name="Standard">задача першого об’єкта передається другому, другого – третьому і т.д.,</text:p>
      <text:p text:style-name="Standard">останнього – першому).</text:p>
      <text:p text:style-name="Standard">Дисципліна EDF</text:p>
      <text:p text:style-name="Standard">Алгоритм планування Earliest Deadline First (по найближчому строку</text:p>
      <text:p text:style-name="Standard">завершення) використовується для встановлення черги заявок в операційних</text:p>
      <text:p text:style-name="Standard">системах реального часу. При наставанні події планування (завершився квант</text:p>
      <text:p text:style-name="Standard">часу, прибула нова заявка, завершилася обробка заявки, заявка прострочена)</text:p>
      <text:p text:style-name="Standard">відбувається пошук найближчої до крайнього часу виконання (дедлайну)</text:p>
      <text:p text:style-name="Standard">заявки і призначення її виконання на перший вільний ресурс або на той, який</text:p>
      <text:p text:style-name="Standard">звільниться найшвидше.</text:p>
      <text:p text:style-name="Standard"/>
      <text:p text:style-name="Standard">Завдання на лабораторну роботу</text:p>
      <text:p text:style-name="Standard"/>
      <text:p text:style-name="Standard">1. Змоделювати планувальник роботи системи реального часу. Дві</text:p>
      <text:p text:style-name="Standard">дисципліни планування: перша – RR (у нас RM), друга задається викладачем</text:p>
      <text:p text:style-name="Standard">або обирається самостійно (у нас EDF).</text:p>
      <text:p text:style-name="Standard">2. Знайти наступні значення:</text:p>
      <text:p text:style-name="Standard">1) середній розмір вхідної черги заявок, та додаткових черг (за їх</text:p>
      <text:p text:style-name="Standard">наявності);</text:p>
      <text:p text:style-name="Standard">2) середній час очікування заявки в черзі;</text:p>
      <text:p text:style-name="Standard">3) кількість прострочених заявок та її відношення до загальної</text:p>
      <text:p text:style-name="Standard">кількості заявок</text:p>
      <text:p text:style-name="Standard">3. Побудувати наступні графіки:</text:p>
      <text:p text:style-name="Standard">1) Графік залежності кількості заявок від часу очікування при</text:p>
      <text:p text:style-name="Standard">фіксованій інтенсивності вхідного потоку заявок.</text:p>
      <text:p text:style-name="Standard">2) Графік залежності середнього часу очікування від інтенсивності</text:p>
      <text:p text:style-name="Standard"/>
      <text:p text:style-name="Standard">вхідного потоку заявок.</text:p>
      <text:p text:style-name="Standard">3) Графік залежності проценту простою ресурсу від інтенсивності</text:p>
      <text:p text:style-name="Standard">вхідного потоку заявок.</text:p>
      <text:p text:style-name="Standard"/>
      <text:p text:style-name="Standard"><text:s text:c="66"/>Лістинг програми</text:p>
      <text:p text:style-name="Standard"/>
      <text:p text:style-name="Standard"/>
      <text:h text:style-name="Heading_20_2" text:outline-level="2"><text:bookmark text:name="blob-path"/><text:span text:style-name="Strong_20_Emphasis"><text:span text:style-name="T36">algorithms.js</text:span></text:span></text:h>
      <text:p text:style-name="P6"><text:span text:style-name="T20">let finishedTasks = [];<text:line-break/>let failedTasks = [];<text:line-break/>let idleTime = 0;<text:line-break/>let allTime = 0;<text:line-break/>const task1 = (t, arrT, d, aET) =&gt; {<text:line-break/>return {<text:line-break/>task: t,<text:line-break/>deadline: d,<text:line-break/>arrivalTime: arrT,<text:line-break/>startTime: 0,<text:line-break/></text:span><text:soft-page-break/><text:span text:style-name="T20">endtime: 0,<text:line-break/>avarageExecutionTime: aET<text:line-break/>}<text:line-break/>}<text:line-break/>const fifo = (queue) =&gt; {<text:line-break/>finishedTasks = []<text:line-break/>failedTasks = []<text:line-break/>idleTime = 0<text:line-break/>allTime = 0<text:line-break/>let timeWhileExecuting = 0<text:line-break/>const timeStart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<text:line-break/>while (queue.length != 0) {<text:line-break/>const timeRan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Start<text:line-break/>if(timeRan &gt;= queue[0].arrivalTime){<text:line-break/>const timeNow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<text:line-break/>queue[0].startTime = timeRan<text:line-break/>const execTime = executeTask(queue[0].task)<text:line-break/>queue[0].endtime = queue[0].startTime + (execTime == 0 ? 1: execTime)<text:line-break/>timeWhileExecuting += (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Now)<text:line-break/>if(queue[0].deadline &lt; queue[0].endtime) {<text:line-break/>console.log("fifo deadline exceeded")<text:line-break/>failedTasks.push(queue.shift())<text:line-break/>continue <text:line-break/>}<text:line-break/>} else {<text:line-break/>continue<text:line-break/>}<text:line-break/>finishedTasks.push(queue.shift())<text:line-break/>}<text:line-break/>allTime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Start<text:line-break/>idleTime = allTime - timeWhileExecuting<text:line-break/>}<text:line-break/>const edf = (queue) =&gt; {<text:line-break/>finishedTasks = []<text:line-break/>failedTasks = []<text:line-break/>idleTime = 0<text:line-break/>allTime = 0<text:line-break/>let timeWhileExecuting = 0<text:line-break/>queue.sort((a, b) =&gt; {a.deadline - b.deadline})<text:line-break/>const timeStart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<text:line-break/>while (queue.length != 0) {<text:line-break/>allTime++;<text:line-break/>const timeRan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Start<text:line-break/>let currentIndex = 0<text:line-break/>const currentTask = queue.find(element =&gt; {<text:line-break/></text:span><text:soft-page-break/><text:span text:style-name="T20">currentIndex++<text:line-break/>return element.arrivalTime &lt;= timeRan<text:line-break/>})<text:line-break/>if(currentTask != undefined){<text:line-break/>const timeNow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<text:line-break/>currentTask.startTime = timeRan<text:line-break/>const execTime = executeTask(currentTask.task)<text:line-break/>currentTask.endtime = currentTask.startTime + (execTime == 0 ? 1: execTime)<text:line-break/>timeWhileExecuting += (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Now)<text:line-break/>if(currentTask.deadline &lt; currentTask.endtime) {<text:line-break/>console.log("edf deadline exceeded")<text:line-break/>failedTasks.push(currentTask)<text:line-break/>queue.splice(currentIndex - 1, 1)<text:line-break/>continue <text:line-break/>}<text:line-break/>finishedTasks.push(currentTask)<text:line-break/>queue.splice(currentIndex - 1, 1)<text:line-break/>} else {<text:line-break/>continue<text:line-break/>}<text:line-break/>}<text:line-break/>allTime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Start<text:line-break/>idleTime = allTime - timeWhileExecuting<text:line-break/>}<text:line-break/>const rm = (queue) =&gt; {<text:line-break/>finishedTasks = []<text:line-break/>failedTasks = []<text:line-break/>idleTime = 0<text:line-break/>allTime = 0<text:line-break/>let timeWhileExecuting = 0<text:line-break/>queue.sort((a, b) =&gt; a.avarageExecutionTime - b.avarageExecutionTime)<text:line-break/>const timeStart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<text:line-break/>while (queue.length != 0) {<text:line-break/>allTime++;<text:line-break/>const timeRan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Start<text:line-break/>let currentIndex = 0<text:line-break/>const currentTask = queue.find(element =&gt; {<text:line-break/>currentIndex++<text:line-break/>return element.arrivalTime &lt;= timeRan<text:line-break/>})<text:line-break/>if(currentTask != undefined){<text:line-break/>const timeNow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<text:line-break/>currentTask.startTime = timeRan<text:line-break/>const execTime = executeTask(currentTask.task)<text:line-break/>currentTask.endtime = currentTask.startTime + (execTime == 0 ? 1: execTime)<text:line-break/></text:span><text:soft-page-break/><text:span text:style-name="T20">timeWhileExecuting += (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Now)<text:line-break/>if(currentTask.deadline &lt; currentTask.endtime) {<text:line-break/>console.log("rm deadline exceeded")<text:line-break/>failedTasks.push(currentTask)<text:line-break/>queue.splice(currentIndex - 1, 1)<text:line-break/>continue <text:line-break/>}<text:line-break/>finishedTasks.push(currentTask)<text:line-break/>queue.splice(currentIndex - 1, 1)<text:line-break/>} else {<text:line-break/>idleTime++<text:line-break/>continue<text:line-break/>} <text:line-break/>}<text:line-break/>allTime = </text:span><text:a xlink:type="simple" xlink:href="http://date.now/" office:target-frame-name="_blank" xlink:show="new" text:style-name="Internet_20_link" text:visited-style-name="Visited_20_Internet_20_Link"><text:span text:style-name="T31">Date.now</text:span></text:a><text:span text:style-name="T20">() - timeStart<text:line-break/>idleTime = allTime - timeWhileExecuting<text:line-break/>}<text:line-break/>const calculateAvarageWaitingTime = () =&gt; {<text:line-break/>let sum = 0;<text:line-break/>for (task of finishedTasks) {<text:line-break/>sum += (task.startTime - task.arrivalTime)<text:line-break/>}<text:line-break/>for(task of failedTasks) {<text:line-break/>sum += (task.startTime - task.arrivalTime)</text:span></text:p>
      <text:p text:style-name="P7">}<text:line-break/>return sum/(finishedTasks.length + failedTasks.length)<text:line-break/>}<text:line-break/>const executeTask = (task) =&gt; {<text:line-break/>const signal = getSignal()<text:line-break/>let executionTime;<text:line-break/>switch (task) {<text:line-break/>case "discreteFourier":<text:line-break/>executionTime = discreteFourier(signal)<text:line-break/>break <text:line-break/>case "fastFourier":<text:line-break/>executionTime = fastFourier(signal)<text:line-break/>break<text:line-break/>case "getCorrelation": <text:line-break/>executionTime = getCorrelation(signal)<text:line-break/>break<text:line-break/>case "getMean": <text:line-break/>executionTime = getMean(signal)<text:line-break/>break<text:line-break/>case "getVariance":<text:line-break/><text:soft-page-break/>executionTime = getVariance(signal)<text:line-break/>break<text:line-break/>}<text:line-break/>return executionTime<text:line-break/>}</text:p>
      <text:p text:style-name="P3"/>
      <text:p text:style-name="P3"/>
      <text:h text:style-name="Heading_20_2" text:outline-level="2"><text:bookmark text:name="blob-path1"/><text:span text:style-name="Strong_20_Emphasis"><text:span text:style-name="T36">drawChart.html</text:span></text:span></text:h>
      <text:p text:style-name="P4"><text:span text:style-name="T19">&lt;!DOCTYPE HTML&gt;</text:span><text:span text:style-name="T38"><text:line-break/></text:span><text:span text:style-name="T19">&lt;html&gt;</text:span><text:span text:style-name="T38"><text:line-break/></text:span><text:span text:style-name="T19">&lt;head&gt; </text:span><text:span text:style-name="T38"><text:line-break/></text:span><text:span text:style-name="T19">&lt;script&gt;</text:span><text:span text:style-name="T38"><text:line-break/></text:span><text:span text:style-name="T19">window.onload = function () {</text:span><text:span text:style-name="T38"><text:line-break/></text:span><text:span text:style-name="T19">function testFIFO(queue, intensity) {</text:span><text:span text:style-name="T38"><text:line-break/></text:span><text:span text:style-name="T19">fifo(queue)</text:span><text:span text:style-name="T38"><text:line-break/></text:span><text:span text:style-name="T19">fifoResults.push({x: intensity, y: calculateAvarageWaitingTime()})</text:span><text:span text:style-name="T38"><text:line-break/></text:span><text:span text:style-name="T19">fifoIdleTime.push({x: intensity, y: 1 - (idleTime/allTime)})</text:span><text:span text:style-name="T38"><text:line-break/></text:span><text:span text:style-name="T19">fifoFailed.push({x: intensity , y: (failedTasks.length/100)})</text:span><text:span text:style-name="T38"><text:line-break/></text:span><text:span text:style-name="T19">}</text:span><text:span text:style-name="T38"><text:line-break/></text:span><text:span text:style-name="T19">function testEDF(queue, intensity) {</text:span><text:span text:style-name="T38"><text:line-break/></text:span><text:span text:style-name="T19">edf(queue)</text:span><text:span text:style-name="T38"><text:line-break/></text:span><text:span text:style-name="T19">edfResults.push({x: intensity, y: calculateAvarageWaitingTime()})</text:span><text:span text:style-name="T38"><text:line-break/></text:span><text:span text:style-name="T19">edfIdleTime.push({x: intensity, y: 1 - (idleTime/allTime)})</text:span><text:span text:style-name="T38"><text:line-break/></text:span><text:span text:style-name="T19">edfFailed.push({x: intensity , y: (failedTasks.length/100)})</text:span><text:span text:style-name="T38"><text:line-break/></text:span><text:span text:style-name="T19">}</text:span><text:span text:style-name="T38"><text:line-break/></text:span><text:span text:style-name="T19">function testRM(queue , intensity) {</text:span><text:span text:style-name="T38"><text:line-break/></text:span><text:span text:style-name="T19">rm(queue)</text:span><text:span text:style-name="T38"><text:line-break/></text:span><text:span text:style-name="T19">rmResults.push({x: intensity, y: calculateAvarageWaitingTime()})</text:span><text:span text:style-name="T38"><text:line-break/></text:span><text:span text:style-name="T19">rmIdleTime.push({x: intensity, y: 1 - (idleTime/allTime)})</text:span><text:span text:style-name="T38"><text:line-break/></text:span><text:span text:style-name="T19">rmFailed.push({x: intensity , y: (failedTasks.length/100)})</text:span><text:span text:style-name="T38"><text:line-break/></text:span><text:span text:style-name="T19">}</text:span><text:span text:style-name="T38"><text:line-break/></text:span><text:span text:style-name="T19">const fifoResults = []</text:span><text:span text:style-name="T38"><text:line-break/></text:span><text:span text:style-name="T19">const edfResults = []</text:span><text:span text:style-name="T38"><text:line-break/></text:span><text:span text:style-name="T19">const rmResults = []</text:span><text:span text:style-name="T38"><text:line-break/></text:span><text:span text:style-name="T19">const fifoIdleTime = []</text:span><text:span text:style-name="T38"><text:line-break/></text:span><text:span text:style-name="T19">const edfIdleTime = []</text:span><text:span text:style-name="T38"><text:line-break/></text:span><text:span text:style-name="T19">const rmIdleTime = []</text:span><text:span text:style-name="T38"><text:line-break/></text:span><text:span text:style-name="T19">const fifoFailed = []</text:span><text:span text:style-name="T38"><text:line-break/></text:span><text:span text:style-name="T19">const edfFailed = []</text:span><text:span text:style-name="T38"><text:line-break/></text:span><text:span text:style-name="T19">const rmFailed = []</text:span><text:span text:style-name="T38"><text:line-break/></text:span><text:span text:style-name="T19">for (let i = 1; i &lt;= 10; i++) {</text:span><text:span text:style-name="T38"><text:line-break/></text:span><text:span text:style-name="T19">const queue = generateQueue(100, i)</text:span><text:span text:style-name="T38"><text:line-break/></text:span><text:span text:style-name="T19">const queue2 = [...queue]</text:span><text:span text:style-name="T38"><text:line-break/></text:span><text:soft-page-break/><text:span text:style-name="T19">const queue3 = [...queue]</text:span><text:span text:style-name="T38"><text:line-break/></text:span><text:span text:style-name="T19">testFIFO(queue, i) </text:span><text:span text:style-name="T38"><text:line-break/></text:span><text:span text:style-name="T19">testEDF(queue2, i)</text:span><text:span text:style-name="T38"><text:line-break/></text:span><text:span text:style-name="T19">testRM(queue3, i)</text:span><text:span text:style-name="T38"><text:line-break/></text:span><text:span text:style-name="T19">}</text:span><text:span text:style-name="T38"><text:line-break/></text:span><text:span text:style-name="T19">var chart = new CanvasJS.Chart("chartContainer", {</text:span><text:span text:style-name="T38"><text:line-break/></text:span><text:span text:style-name="T19">animationEnabled: true,</text:span><text:span text:style-name="T38"><text:line-break/></text:span><text:span text:style-name="T19">theme: "light1",</text:span><text:span text:style-name="T38"><text:line-break/></text:span><text:span text:style-name="T19">data: [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fifo",</text:span><text:span text:style-name="T38"><text:line-break/></text:span><text:span text:style-name="T19">dataPoints: fifoResults</text:span><text:span text:style-name="T38"><text:line-break/></text:span><text:span text:style-name="T19">},</text:span><text:span text:style-name="T38"><text:line-break/></text:span><text:span text:style-name="T19">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edf",</text:span><text:span text:style-name="T38"><text:line-break/></text:span><text:span text:style-name="T19">dataPoints: edfResults</text:span><text:span text:style-name="T38"><text:line-break/></text:span><text:span text:style-name="T19">},</text:span><text:span text:style-name="T38"><text:line-break/></text:span><text:span text:style-name="T19">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rm",</text:span><text:span text:style-name="T38"><text:line-break/></text:span><text:span text:style-name="T19">dataPoints: rmResults</text:span><text:span text:style-name="T38"><text:line-break/></text:span><text:span text:style-name="T19">}]</text:span><text:span text:style-name="T38"><text:line-break/></text:span><text:span text:style-name="T19">});</text:span><text:span text:style-name="T38"><text:line-break/></text:span><text:span text:style-name="T19">var chart2 = new CanvasJS.Chart("chartContainer2", {</text:span><text:span text:style-name="T38"><text:line-break/></text:span><text:span text:style-name="T19">animationEnabled: true,</text:span><text:span text:style-name="T38"><text:line-break/></text:span><text:span text:style-name="T19">theme: "light1",</text:span><text:span text:style-name="T38"><text:line-break/></text:span><text:span text:style-name="T19">data: [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fifo",</text:span><text:span text:style-name="T38"><text:line-break/></text:span><text:span text:style-name="T19">dataPoints: fifoIdleTime</text:span><text:span text:style-name="T38"><text:line-break/></text:span><text:span text:style-name="T19">}, 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edf",</text:span><text:span text:style-name="T38"><text:line-break/></text:span><text:span text:style-name="T19">dataPoints: edfIdleTime</text:span><text:span text:style-name="T38"><text:line-break/></text:span><text:soft-page-break/><text:span text:style-name="T19">}, 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rm",</text:span><text:span text:style-name="T38"><text:line-break/></text:span><text:span text:style-name="T19">dataPoints: rmIdleTime</text:span><text:span text:style-name="T38"><text:line-break/></text:span><text:span text:style-name="T19">}]</text:span><text:span text:style-name="T38"><text:line-break/></text:span><text:span text:style-name="T19">});</text:span><text:span text:style-name="T38"><text:line-break/></text:span><text:span text:style-name="T19">var chart3 = new CanvasJS.Chart("chartContainer3", {</text:span><text:span text:style-name="T38"><text:line-break/></text:span><text:span text:style-name="T19">animationEnabled: true,</text:span><text:span text:style-name="T38"><text:line-break/></text:span><text:span text:style-name="T19">theme: "light1",</text:span><text:span text:style-name="T38"><text:line-break/></text:span><text:span text:style-name="T19">data: [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fifo",</text:span><text:span text:style-name="T38"><text:line-break/></text:span><text:span text:style-name="T19">dataPoints: fifoFailed</text:span><text:span text:style-name="T38"><text:line-break/></text:span><text:span text:style-name="T19">}, 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edf",</text:span><text:span text:style-name="T38"><text:line-break/></text:span><text:span text:style-name="T19">dataPoints: edfFailed</text:span><text:span text:style-name="T38"><text:line-break/></text:span><text:span text:style-name="T19">}, { </text:span><text:span text:style-name="T38"><text:line-break/></text:span><text:span text:style-name="T19">type: "line",</text:span><text:span text:style-name="T38"><text:line-break/></text:span><text:span text:style-name="T19">indexLabelFontSize: 16,</text:span><text:span text:style-name="T38"><text:line-break/></text:span><text:span text:style-name="T19">showInLegend: true,</text:span><text:span text:style-name="T38"><text:line-break/></text:span><text:span text:style-name="T19">name: "rm",</text:span><text:span text:style-name="T38"><text:line-break/></text:span><text:span text:style-name="T19">dataPoints: rmFailed</text:span><text:span text:style-name="T38"><text:line-break/></text:span><text:span text:style-name="T19">}]</text:span><text:span text:style-name="T38"><text:line-break/></text:span><text:span text:style-name="T19">});</text:span><text:span text:style-name="T38"><text:line-break/></text:span><text:span text:style-name="T19">chart.render();</text:span><text:span text:style-name="T38"><text:line-break/></text:span><text:span text:style-name="T19">chart2.render();</text:span><text:span text:style-name="T38"><text:line-break/></text:span><text:span text:style-name="T19">chart3.render();</text:span><text:span text:style-name="T38"><text:line-break/></text:span><text:span text:style-name="T19">}</text:span><text:span text:style-name="T38"><text:line-break/></text:span><text:span text:style-name="T19">&lt;/script&gt;</text:span><text:span text:style-name="T38"><text:line-break/></text:span><text:span text:style-name="T19">&lt;/head&gt;</text:span><text:span text:style-name="T38"><text:line-break/></text:span><text:span text:style-name="T19">&lt;body&gt;</text:span><text:span text:style-name="T38"><text:line-break/></text:span><text:span text:style-name="T19">&lt;div id="chartContainer" style="height: 500px; width: 500px;"&gt;&lt;/div&gt;</text:span><text:span text:style-name="T38"><text:line-break/></text:span><text:span text:style-name="T19">&lt;div id="chartContainer2" style="height: 500px; width: 500px;"&gt;&lt;/div&gt;</text:span><text:span text:style-name="T38"><text:line-break/></text:span><text:span text:style-name="T19">&lt;div id="chartContainer3" style="height: 500px; width: 500px;"&gt;&lt;/div&gt;</text:span><text:span text:style-name="T38"><text:line-break/></text:span><text:span text:style-name="T19">&lt;script src="</text:span><text:a xlink:type="simple" xlink:href="https://canvasjs.com/assets/script/canvasjs.min.js" office:target-frame-name="_blank" xlink:show="new" text:style-name="Internet_20_link" text:visited-style-name="Visited_20_Internet_20_Link"><text:span text:style-name="T32">https://canvasjs.com/assets/script/canvasjs.min.js</text:span></text:a><text:span text:style-name="T19">"&gt;&lt;/script&gt;</text:span><text:span text:style-name="T38"><text:line-break/></text:span><text:span text:style-name="T19">&lt;script src="signalGenerator.js"&gt;&lt;/script&gt;</text:span><text:span text:style-name="T38"><text:line-break/></text:span><text:span text:style-name="T19">&lt;script src="algorithms.js"&gt;&lt;/script&gt;</text:span><text:span text:style-name="T38"><text:line-break/></text:span><text:span text:style-name="T19">&lt;script src="generateQueue.js"&gt;&lt;/script&gt;</text:span><text:span text:style-name="T38"><text:line-break/></text:span><text:soft-page-break/><text:span text:style-name="T19">&lt;/body&gt;</text:span><text:span text:style-name="T38"><text:line-break/></text:span><text:span text:style-name="T19">&lt;/html&gt;</text:span><text:span text:style-name="T38"> </text:span></text:p>
      <text:p text:style-name="P5"/>
      <text:h text:style-name="P8" text:outline-level="2"><text:bookmark text:name="blob-path2"/><text:span text:style-name="Strong_20_Emphasis"><text:span text:style-name="T36">generateQueue.js</text:span></text:span></text:h>
      <text:p text:style-name="P5"><text:span text:style-name="T8">const generateQueue = (numberOfTasks, intensity) =&gt; {</text:span><text:line-break/><text:span text:style-name="T8">const queue = [];</text:span><text:line-break/><text:span text:style-name="T8">let x = Math.ceil(numberOfTasks/intensity);</text:span><text:line-break/><text:span text:style-name="T8">for (let j = 0; j &lt; x; j++) {</text:span><text:line-break/><text:span text:style-name="T8">const currentDeadline = 100 * j</text:span><text:line-break/><text:span text:style-name="T8">for (let i = 0; i &lt; intensity; i++) {</text:span><text:line-break/><text:span text:style-name="T8">const rand = Math.floor(Math.random() * 4)</text:span><text:line-break/><text:span text:style-name="T8">const rand2 = Math.floor(Math.random() * 2) + 1</text:span><text:line-break/><text:span text:style-name="T8">let task;</text:span><text:line-break/><text:span text:style-name="T8">switch (rand) {</text:span><text:line-break/><text:span text:style-name="T8">case 0:</text:span><text:line-break/><text:span text:style-name="T8">task = task1("discreteFourier", 100 * j, currentDeadline + 100 * rand2 * intensity, 66)</text:span><text:line-break/><text:span text:style-name="T8">break</text:span><text:line-break/><text:span text:style-name="T8">case 1:</text:span><text:line-break/><text:span text:style-name="T8">task = task1("fastFourier", 100 * j, currentDeadline + 80 * rand2 * intensity, 35)</text:span><text:line-break/><text:span text:style-name="T8">break</text:span><text:line-break/><text:span text:style-name="T8">case 2:</text:span><text:line-break/><text:span text:style-name="T8">task = task1("getCorrelation", 100 * j, currentDeadline + 15 * rand2 * intensity, 8)</text:span><text:line-break/><text:span text:style-name="T8">break</text:span><text:line-break/><text:span text:style-name="T8">case 3:</text:span><text:line-break/><text:span text:style-name="T8">task = task1("getMean", 100 * j, currentDeadline + 1 * rand2 * intensity , 1)</text:span><text:line-break/><text:span text:style-name="T8">break</text:span><text:line-break/><text:span text:style-name="T8">}</text:span><text:line-break/><text:span text:style-name="T8">queue.push(task)</text:span><text:line-break/><text:span text:style-name="T8">if (queue.length === numberOfTasks) {</text:span><text:line-break/><text:span text:style-name="T8">break</text:span><text:line-break/><text:span text:style-name="T8">}</text:span><text:line-break/><text:span text:style-name="T8">}</text:span><text:line-break/><text:span text:style-name="T8">}</text:span><text:line-break/><text:span text:style-name="T8">return queue</text:span><text:line-break/><text:span text:style-name="T8">}</text:span> </text:p>
      <text:p text:style-name="P5"/>
      <text:h text:style-name="P8" text:outline-level="2"><text:bookmark text:name="blob-path3"/><text:span text:style-name="Strong_20_Emphasis"><text:span text:style-name="T36">signalGenerator.js</text:span></text:span></text:h>
      <text:p text:style-name="P4"><text:span text:style-name="T19">const n = 6</text:span><text:span text:style-name="T38"><text:line-break/></text:span><text:span text:style-name="T19">const w = 2100</text:span><text:span text:style-name="T38"><text:line-break/></text:span><text:span text:style-name="T19">const N = 1024</text:span><text:span text:style-name="T38"><text:line-break/></text:span><text:span text:style-name="T19">const getSignal = () =&gt; { </text:span><text:span text:style-name="T38"><text:line-break/></text:span><text:span text:style-name="T19">const x = []</text:span><text:span text:style-name="T38"><text:line-break/></text:span><text:span text:style-name="T19">while(x.length != N) {</text:span><text:span text:style-name="T38"><text:line-break/></text:span><text:soft-page-break/><text:span text:style-name="T19">x.push({y: 0})</text:span><text:span text:style-name="T38"><text:line-break/></text:span><text:span text:style-name="T19">}</text:span><text:span text:style-name="T38"><text:line-break/></text:span><text:span text:style-name="T19">for(let i = 0; i &lt; n; i++) {</text:span><text:span text:style-name="T38"><text:line-break/></text:span><text:span text:style-name="T19">const omega = w/n * (i + 1);</text:span><text:span text:style-name="T38"><text:line-break/></text:span><text:span text:style-name="T19">const A = Math.random();</text:span><text:span text:style-name="T38"><text:line-break/></text:span><text:span text:style-name="T19">const Fi = Math.random();</text:span><text:span text:style-name="T38"><text:line-break/></text:span><text:span text:style-name="T19">for(let t = 0; t &lt; N; t++) {</text:span><text:span text:style-name="T38"><text:line-break/></text:span><text:span text:style-name="T19">x[t].y += A * Math.sin(omega * t + Fi)</text:span><text:span text:style-name="T38"><text:line-break/></text:span><text:span text:style-name="T19">}</text:span><text:span text:style-name="T38"><text:line-break/></text:span><text:span text:style-name="T19">}</text:span><text:span text:style-name="T38"><text:line-break/></text:span><text:span text:style-name="T19">return x</text:span><text:span text:style-name="T38"><text:line-break/></text:span><text:span text:style-name="T19">} </text:span><text:span text:style-name="T38"><text:line-break/></text:span><text:span text:style-name="T19">const complexNumber = () =&gt; {</text:span><text:span text:style-name="T38"><text:line-break/></text:span><text:span text:style-name="T19">return {real:0, im: 0}</text:span><text:span text:style-name="T38"><text:line-break/></text:span><text:span text:style-name="T19">}</text:span><text:span text:style-name="T38"><text:line-break/></text:span><text:span text:style-name="T19">const discreteFourier = (signals) =&gt; {</text:span><text:span text:style-name="T38"><text:line-break/></text:span><text:span text:style-name="T19">const result = []</text:span><text:span text:style-name="T38"><text:line-break/></text:span><text:span text:style-name="T19">const start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for (let p = 0; p &lt; N; p++) {</text:span><text:span text:style-name="T38"><text:line-break/></text:span><text:span text:style-name="T19">let num = complexNumber()</text:span><text:span text:style-name="T38"><text:line-break/></text:span><text:span text:style-name="T19">for(let k = 0; k &lt; N; k++) {</text:span><text:span text:style-name="T38"><text:line-break/></text:span><text:span text:style-name="T19">num.real += signals[k].y * Math.cos(2 * Math.PI * p * k / N)</text:span><text:span text:style-name="T38"><text:line-break/></text:span><text:a xlink:type="simple" xlink:href="http://num.im/" office:target-frame-name="_blank" xlink:show="new" text:style-name="Internet_20_link" text:visited-style-name="Visited_20_Internet_20_Link"><text:span text:style-name="T32">num.im</text:span></text:a><text:span text:style-name="T22"> </text:span><text:span text:style-name="T19">-= signals[k].y * Math.sin(2 * Math.PI * p * k / N) </text:span><text:span text:style-name="T38"><text:line-break/></text:span><text:span text:style-name="T19">}</text:span><text:span text:style-name="T38"><text:line-break/></text:span><text:span text:style-name="T19">result.push({y: Math.sqrt(Math.pow(</text:span><text:a xlink:type="simple" xlink:href="http://num.im/" office:target-frame-name="_blank" xlink:show="new" text:style-name="Internet_20_link" text:visited-style-name="Visited_20_Internet_20_Link"><text:span text:style-name="T32">num.im</text:span></text:a><text:span text:style-name="T19">, 2) + Math.pow(num.real, 2))})</text:span><text:span text:style-name="T38"><text:line-break/></text:span><text:span text:style-name="T19">}</text:span><text:span text:style-name="T38"><text:line-break/></text:span><text:span text:style-name="T19">const end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return end - start</text:span><text:span text:style-name="T38"><text:line-break/></text:span><text:span text:style-name="T19">} </text:span><text:span text:style-name="T38"><text:line-break/></text:span><text:span text:style-name="T19">const fastFourier = (signal) =&gt; {</text:span><text:span text:style-name="T38"><text:line-break/></text:span><text:span text:style-name="T19">const result = [];</text:span><text:span text:style-name="T38"><text:line-break/></text:span><text:span text:style-name="T19">result.length = N;</text:span><text:span text:style-name="T38"><text:line-break/></text:span><text:span text:style-name="T19">const start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for(let p = 0; p &lt; N/2; p++) {</text:span><text:span text:style-name="T38"><text:line-break/></text:span><text:span text:style-name="T19">let even = complexNumber()</text:span><text:span text:style-name="T38"><text:line-break/></text:span><text:span text:style-name="T19">let odd = complexNumber()</text:span><text:span text:style-name="T38"><text:line-break/></text:span><text:span text:style-name="T19">for(let k = 0; k &lt; N/2; k++) {</text:span><text:span text:style-name="T38"><text:line-break/></text:span><text:span text:style-name="T19">even.real += signal[2*k].y * Math.cos(2 * Math.PI * p * 2*k / N);</text:span><text:span text:style-name="T38"><text:line-break/></text:span><text:a xlink:type="simple" xlink:href="http://even.im/" office:target-frame-name="_blank" xlink:show="new" text:style-name="Internet_20_link" text:visited-style-name="Visited_20_Internet_20_Link"><text:span text:style-name="T32">even.im</text:span></text:a><text:span text:style-name="T22"> </text:span><text:span text:style-name="T19">-= signal[2*k].y * Math.sin(2 * Math.PI * p * 2*k / N);</text:span><text:span text:style-name="T38"><text:line-break/></text:span><text:span text:style-name="T19">odd.real += signal[2*k + 1].y * Math.cos(2 * Math.PI * p * (2*k + 1) / N);</text:span><text:span text:style-name="T38"><text:line-break/></text:span><text:a xlink:type="simple" xlink:href="http://odd.im/" office:target-frame-name="_blank" xlink:show="new" text:style-name="Internet_20_link" text:visited-style-name="Visited_20_Internet_20_Link"><text:span text:style-name="T32">odd.im</text:span></text:a><text:span text:style-name="T22"> </text:span><text:span text:style-name="T19">-= signal[2*k + 1].y * Math.sin(2 * Math.PI * p * (2*k + 1) / N);</text:span><text:span text:style-name="T38"><text:line-break/></text:span><text:span text:style-name="T19">}</text:span><text:span text:style-name="T38"><text:line-break/></text:span><text:span text:style-name="T19">result[p] = {y: Math.sqrt((even.real + odd.real) </text:span><text:span text:style-name="Strong_20_Emphasis"><text:span text:style-name="T21">2 + (even.im + odd.im)</text:span></text:span><text:span text:style-name="T22"> </text:span><text:span text:style-name="T19">2)};</text:span><text:span text:style-name="T38"><text:line-break/></text:span><text:span text:style-name="T19">result[N/2 + p] = {y: Math.sqrt((even.real - odd.real) </text:span><text:span text:style-name="Strong_20_Emphasis"><text:span text:style-name="T21">2 + (even.im - odd.im)</text:span></text:span><text:span text:style-name="T22"> </text:span><text:span text:style-name="T19">2)};</text:span><text:span text:style-name="T38"><text:line-break/></text:span><text:span text:style-name="T19">}</text:span><text:span text:style-name="T38"><text:line-break/></text:span><text:soft-page-break/><text:span text:style-name="T19">const end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return end - start</text:span><text:span text:style-name="T38"><text:line-break/></text:span><text:span text:style-name="T19">}</text:span><text:span text:style-name="T38"><text:line-break/></text:span><text:span text:style-name="T19">const getMean = (arrOfValues) =&gt; {</text:span><text:span text:style-name="T38"><text:line-break/></text:span><text:span text:style-name="T19">const start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let sum = 0;</text:span><text:span text:style-name="T38"><text:line-break/></text:span><text:span text:style-name="T19">for(let i = 0; i &lt; arrOfValues.length; i++) {</text:span><text:span text:style-name="T38"><text:line-break/></text:span><text:span text:style-name="T19">sum += arrOfValues[i].y;</text:span><text:span text:style-name="T38"><text:line-break/></text:span><text:span text:style-name="T19">} </text:span><text:span text:style-name="T38"><text:line-break/></text:span><text:span text:style-name="T19">const end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return end - start</text:span><text:span text:style-name="T38"><text:line-break/></text:span><text:span text:style-name="T19">}</text:span><text:span text:style-name="T38"><text:line-break/></text:span><text:span text:style-name="T19">const getVariance = (arrOfValues, mean) =&gt; {</text:span><text:span text:style-name="T38"><text:line-break/></text:span><text:span text:style-name="T19">const start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let sum = 0;</text:span><text:span text:style-name="T38"><text:line-break/></text:span><text:span text:style-name="T19">for(let i = 0; i &lt; arrOfValues.length; i++) {</text:span><text:span text:style-name="T38"><text:line-break/></text:span><text:span text:style-name="T19">sum += Math.pow(arrOfValues[i].y - mean, 2);</text:span><text:span text:style-name="T38"><text:line-break/></text:span><text:span text:style-name="T19">}</text:span><text:span text:style-name="T38"><text:line-break/></text:span><text:span text:style-name="T19">const end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return end - start</text:span><text:span text:style-name="T38"><text:line-break/></text:span><text:span text:style-name="T19">}</text:span><text:span text:style-name="T38"><text:line-break/></text:span><text:span text:style-name="T19">const getCorrelation = (x, y = null) =&gt; {</text:span><text:span text:style-name="T38"><text:line-break/></text:span><text:span text:style-name="T19">if(y === null) {</text:span><text:span text:style-name="T38"><text:line-break/></text:span><text:span text:style-name="T19">y = x</text:span><text:span text:style-name="T38"><text:line-break/></text:span><text:span text:style-name="T19">} else {</text:span><text:span text:style-name="T38"><text:line-break/></text:span><text:span text:style-name="T19">}</text:span><text:span text:style-name="T38"><text:line-break/></text:span><text:span text:style-name="T19">let startTime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let meanX = getMean(x)</text:span><text:span text:style-name="T38"><text:line-break/></text:span><text:span text:style-name="T19">let meanY = getMean(y)</text:span><text:span text:style-name="T38"><text:line-break/></text:span><text:span text:style-name="T19">const result = []</text:span><text:span text:style-name="T38"><text:line-break/></text:span><text:span text:style-name="T19">for(let i = 0; i &lt; N; i++) { </text:span><text:span text:style-name="T38"><text:line-break/></text:span><text:span text:style-name="T19">let sum = 0</text:span><text:span text:style-name="T38"><text:line-break/></text:span><text:span text:style-name="T19">for(let j = 0;j &lt; N-i; j++) {</text:span><text:span text:style-name="T38"><text:line-break/></text:span><text:span text:style-name="T19">sum += (x[j].y - meanX)*(y[j+i].y - meanY)</text:span><text:span text:style-name="T38"><text:line-break/></text:span><text:span text:style-name="T19">}</text:span><text:span text:style-name="T38"><text:line-break/></text:span><text:span text:style-name="T19">result.push({y: sum/(N - 1)})</text:span><text:span text:style-name="T38"><text:line-break/></text:span><text:span text:style-name="T19">}</text:span><text:span text:style-name="T38"><text:line-break/></text:span><text:span text:style-name="T19">let endTime = </text:span><text:a xlink:type="simple" xlink:href="http://date.now/" office:target-frame-name="_blank" xlink:show="new" text:style-name="Internet_20_link" text:visited-style-name="Visited_20_Internet_20_Link"><text:span text:style-name="T32">Date.now</text:span></text:a><text:span text:style-name="T19">()</text:span><text:span text:style-name="T38"><text:line-break/></text:span><text:span text:style-name="T19">return endTime - startTime</text:span><text:span text:style-name="T38"><text:line-break/></text:span><text:span text:style-name="T19">}</text:span><text:span text:style-name="T3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Tahoma" svg:font-family="Tahoma, sans-serif, Arial, Helvetica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7:35:35.649000000</meta:creation-date>
    <dc:date>2021-06-08T17:57:24.466000000</dc:date>
    <meta:editing-duration>PT21M53S</meta:editing-duration>
    <meta:editing-cycles>2</meta:editing-cycles>
    <meta:generator>LibreOffice/5.4.2.2$Windows_x86 LibreOffice_project/22b09f6418e8c2d508a9eaf86b2399209b0990f4</meta:generator>
    <meta:document-statistic meta:table-count="0" meta:image-count="0" meta:object-count="0" meta:page-count="12" meta:paragraph-count="105" meta:word-count="2085" meta:character-count="16086" meta:non-whitespace-character-count="12651"/>
  </office:meta>
</office:document-meta>
</file>